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0-06">00/00/0000</text:date>, <text:time style:data-style-name="N2" text:time-value="14:17:12.717943383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9-16T12:21:46</meta:creation-date>
    <dc:date>2021-10-06T14:40:59.732377834</dc:date>
    <meta:editing-duration>PT8H20M33S</meta:editing-duration>
    <meta:editing-cycles>48</meta:editing-cycles>
    <meta:document-statistic meta:table-count="1" meta:cell-count="101" meta:object-count="0"/>
  </office:meta>
</office:document-meta>
</file>